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dfdf8" draw:textarea-horizontal-align="justify" draw:textarea-vertical-align="middle" draw:auto-grow-height="false" fo:min-height="32.688cm" fo:min-width="52.44cm"/>
    </style:style>
    <style:style style:name="gr2" style:family="graphic" style:parent-style-name="standard">
      <style:graphic-properties svg:stroke-width="0.081cm" svg:stroke-color="#000000" draw:marker-start-width="0.321cm" draw:marker-end="Arrowheads_20_3" draw:marker-end-width="0.321cm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ouble_20_Dash_20__28_Rounded_29_" svg:stroke-width="0.081cm" svg:stroke-color="#000000" draw:marker-start-width="0.321cm" draw:marker-end="Arrowheads_20_2" draw:marker-end-width="0.321cm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383cm" fo:min-width="10.308cm" fo:padding-top="0.142cm" fo:padding-bottom="0.142cm" fo:padding-left="0.267cm" fo:padding-right="0.267cm" draw:shadow="visib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10.446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3.554cm" fo:min-width="10.308cm" fo:padding-top="0.142cm" fo:padding-bottom="0.142cm" fo:padding-left="0.267cm" fo:padding-right="0.267cm" draw:shadow="visibl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83cm" fo:min-width="8.99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8.694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9.556cm" fo:min-width="15.237cm" fo:padding-top="0.142cm" fo:padding-bottom="0.142cm" fo:padding-left="0.267cm" fo:padding-right="0.267cm" draw:shadow="visible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7.385cm" fo:min-width="13.92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7.058cm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111111" draw:fill-color="#ffffff" draw:textarea-horizontal-align="justify" draw:textarea-vertical-align="middle" draw:auto-grow-height="false" fo:min-height="1.418cm" fo:min-width="2.293cm"/>
      <style:paragraph-properties style:writing-mode="lr-tb"/>
    </style:style>
    <style:style style:name="gr17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0.72cm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4.556cm" fo:min-width="9.702cm" fo:padding-top="0.142cm" fo:padding-bottom="0.142cm" fo:padding-left="0.267cm" fo:padding-right="0.267cm" draw:shadow="visibl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2.385cm" fo:min-width="8.388cm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11.174cm" fo:min-width="17.65cm" draw:shadow="visib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7.511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383cm" fo:min-width="16.857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3cm" fo:min-width="0cm"/>
      <style:paragraph-properties style:writing-mode="lr-tb"/>
    </style:style>
    <style:style style:name="gr2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2cm" fo:min-width="0cm"/>
      <style:paragraph-properties style:writing-mode="lr-tb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417cm" fo:min-width="0.157cm"/>
    </style:style>
    <style:style style:name="gr30" style:family="graphic" style:parent-style-name="objectwithoutfill">
      <style:graphic-properties svg:stroke-width="0.053cm" svg:stroke-color="#000000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6.732cm" fo:min-width="17.876cm" draw:shadow="visib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5.34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16cm" fo:min-width="16.857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17cm" fo:min-width="0cm"/>
      <style:paragraph-properties style:writing-mode="lr-tb"/>
    </style:style>
    <style:style style:name="P1" style:family="paragraph">
      <loext:graphic-properties draw:fill-color="#fdfdf8"/>
      <style:paragraph-properties fo:text-align="center"/>
    </style:style>
    <style:style style:name="P2" style:family="paragraph">
      <style:paragraph-properties fo:text-align="center"/>
      <style:text-properties style:font-name="Monospace"/>
    </style:style>
    <style:style style:name="P3" style:family="paragraph">
      <loext:graphic-properties draw:fill="none"/>
      <style:paragraph-properties fo:text-align="center"/>
      <style:text-properties style:font-name="Monospace"/>
    </style:style>
    <style:style style:name="P4" style:family="paragraph">
      <style:paragraph-properties fo:text-align="center" style:writing-mode="lr-tb"/>
      <style:text-properties style:font-name="Monospace" fo:font-size="18pt" style:font-size-asian="18pt" style:font-size-complex="18pt"/>
    </style:style>
    <style:style style:name="P5" style:family="paragraph">
      <loext:graphic-properties draw:fill-color="#cccccc"/>
      <style:paragraph-properties fo:text-align="center" style:writing-mode="lr-tb"/>
      <style:text-properties style:font-name="Monospace" fo:font-size="18pt" style:font-size-asian="18pt" style:font-size-complex="18pt"/>
    </style:style>
    <style:style style:name="P6" style:family="paragraph">
      <style:text-properties style:font-name="Monospace" fo:font-size="29.3999996185303pt"/>
    </style:style>
    <style:style style:name="P7" style:family="paragraph">
      <loext:graphic-properties draw:fill="none" draw:fill-color="#ffffff"/>
      <style:paragraph-properties style:writing-mode="lr-tb"/>
      <style:text-properties style:font-name="Monospace" fo:font-size="29.3999996185303pt"/>
    </style:style>
    <style:style style:name="P8" style:family="paragraph">
      <loext:graphic-properties draw:fill-color="#cccccc"/>
      <style:paragraph-properties fo:text-align="center" style:writing-mode="lr-tb"/>
      <style:text-properties style:font-name="Monospace" fo:font-size="18.8999996185303pt"/>
    </style:style>
    <style:style style:name="P9" style:family="paragraph">
      <loext:graphic-properties draw:fill-color="#ffffff"/>
      <style:paragraph-properties fo:text-align="center" style:writing-mode="lr-tb"/>
      <style:text-properties style:font-name="Monospace"/>
    </style:style>
    <style:style style:name="P10" style:family="paragraph">
      <style:text-properties style:font-name="Monospace" fo:font-size="18.8999996185303pt"/>
    </style:style>
    <style:style style:name="P11" style:family="paragraph">
      <loext:graphic-properties draw:fill="none" draw:fill-color="#ffffff"/>
      <style:text-properties style:font-name="Monospace" fo:font-size="18.8999996185303pt"/>
    </style:style>
    <style:style style:name="P12" style:family="paragraph">
      <style:text-properties style:font-name="Monospace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Monospace" fo:font-size="18pt" style:font-size-asian="18pt" style:font-size-complex="18pt"/>
    </style:style>
    <style:style style:name="P14" style:family="paragraph">
      <loext:graphic-properties draw:fill-color="#cccccc"/>
      <style:paragraph-properties fo:text-align="center" style:writing-mode="lr-tb"/>
      <style:text-properties style:font-name="Monospace"/>
    </style:style>
    <style:style style:name="P15" style:family="paragraph">
      <style:paragraph-properties fo:text-align="center"/>
      <style:text-properties style:font-name="Monospace" fo:font-size="16.7999992370605pt"/>
    </style:style>
    <style:style style:name="P16" style:family="paragraph">
      <loext:graphic-properties draw:fill-color="#ffffff"/>
      <style:paragraph-properties fo:text-align="center"/>
      <style:text-properties style:font-name="Monospace" fo:font-size="16.7999992370605pt" style:font-size-asian="16pt" style:font-size-complex="16pt"/>
    </style:style>
    <style:style style:name="P17" style:family="paragraph">
      <style:paragraph-properties fo:text-align="center"/>
      <style:text-properties style:font-name="Monospace" fo:font-size="16.7999992370605pt" style:font-size-asian="16pt" style:font-size-complex="16pt"/>
    </style:style>
    <style:style style:name="P18" style:family="paragraph">
      <style:text-properties style:font-name="Monospace" fo:font-size="16.7999992370605pt"/>
    </style:style>
    <style:style style:name="P19" style:family="paragraph">
      <loext:graphic-properties draw:fill="none" draw:fill-color="#ffffff"/>
      <style:text-properties style:font-name="Monospace" fo:font-size="16.7999992370605pt"/>
    </style:style>
    <style:style style:name="P20" style:family="paragraph">
      <loext:graphic-properties draw:fill-color="#dddddd"/>
      <style:paragraph-properties fo:text-align="center"/>
      <style:text-properties style:font-name="Monospace"/>
    </style:style>
    <style:style style:name="P21" style:family="paragraph">
      <loext:graphic-properties draw:fill="none" draw:fill-color="#ffffff"/>
      <style:paragraph-properties style:writing-mode="lr-tb"/>
      <style:text-properties style:font-name="Monospace" fo:font-size="18.8999996185303pt"/>
    </style:style>
    <style:style style:name="P22" style:family="paragraph">
      <loext:graphic-properties draw:fill-color="#ffffff"/>
      <style:paragraph-properties fo:text-align="center"/>
      <style:text-properties style:font-name="Monospace"/>
    </style:style>
    <style:style style:name="P23" style:family="paragraph">
      <style:text-properties style:font-name="Monospace" fo:font-size="16.7999992370605pt" style:font-size-asian="16pt" style:font-size-complex="16pt"/>
    </style:style>
    <style:style style:name="P24" style:family="paragraph">
      <loext:graphic-properties draw:fill="none" draw:fill-color="#ffffff"/>
      <style:text-properties style:font-name="Monospace" fo:font-size="16.7999992370605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3.34cm" svg:height="33.338cm" svg:x="0.203cm" svg:y="0.317cm">
          <text:p/>
          <draw:enhanced-geometry svg:viewBox="0 0 21600 21600" draw:path-stretchpoint-x="10800" draw:path-stretchpoint-y="10800" draw:text-areas="?f3 ?f4 ?f5 ?f6" draw:type="round-rectangle" draw:modifiers="443.138870901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1.939cm" svg:x1="12.464cm" svg:y1="25.753cm" svg:x2="20.297cm" svg:y2="20.552cm" draw:start-shape="id1" draw:start-glue-point="1" draw:end-shape="id2" draw:end-glue-point="3" svg:d="M12464 25753h5847v-5201h1986" svg:viewBox="0 0 7834 5202">
          <text:p/>
        </draw:connector>
        <draw:connector draw:style-name="gr3" draw:text-style-name="P3" draw:layer="layout" draw:type="curve" svg:x1="29.221cm" svg:y1="25.638cm" svg:x2="34.148cm" svg:y2="18.97cm" draw:start-shape="id3" draw:start-glue-point="1" draw:end-shape="id4" draw:end-glue-point="3" svg:d="M29221 25638c3696 0 1233-6668 4927-6668" svg:viewBox="0 0 4928 6669">
          <text:p/>
        </draw:connector>
        <draw:custom-shape draw:style-name="gr4" draw:text-style-name="P5" xml:id="id5" draw:id="id5" draw:layer="layout" svg:width="10.842cm" svg:height="2.667cm" svg:x="0.635cm" svg:y="2.635cm">
          <text:p text:style-name="P4"><text:span text:style-name="T1">LD_PRELOAD=libpreloader.so</text:span></text:p>
          <text:p text:style-name="P4"><text:span text:style-name="T1">./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11.081cm" svg:height="1.437cm" svg:x="0.635cm" svg:y="0.635cm">
          <draw:text-box>
            <text:p text:style-name="P6">Preloading ‘foo’:</text:p>
          </draw:text-box>
        </draw:frame>
        <draw:custom-shape draw:style-name="gr6" draw:text-style-name="P8" xml:id="id6" draw:id="id6" draw:layer="layout" svg:width="10.842cm" svg:height="3.838cm" svg:x="0.635cm" svg:y="7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9.527cm" svg:height="1.667cm" svg:x="1.292cm" svg:y="8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9.333cm" svg:height="1.02cm" svg:x="1.159cm" svg:y="7.635cm">
          <draw:text-box>
            <text:p text:style-name="P10">preloader_entry_point:</text:p>
          </draw:text-box>
        </draw:frame>
        <draw:frame draw:style-name="gr9" draw:text-style-name="P13" draw:layer="layout" svg:width="9.194cm" svg:height="1.02cm" svg:x="1.632cm" svg:y="9.303cm">
          <draw:text-box>
            <text:p text:style-name="P12"><text:span text:style-name="T1">change_foo_entry_point</text:span></text:p>
          </draw:text-box>
        </draw:frame>
        <draw:connector draw:style-name="gr2" draw:text-style-name="P2" draw:layer="layout" svg:x1="6.056cm" svg:y1="5.302cm" svg:x2="6.056cm" svg:y2="7.465cm" draw:start-shape="id5" draw:start-glue-point="2" draw:end-shape="id6" draw:end-glue-point="0" svg:d="M6056 5302v2163" svg:viewBox="0 0 1 2164">
          <text:p/>
        </draw:connector>
        <draw:custom-shape draw:style-name="gr10" draw:text-style-name="P14" xml:id="id17" draw:id="id17" draw:layer="layout" svg:width="15.771cm" svg:height="19.84cm" svg:x="0.635cm" svg:y="13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14.456cm" svg:height="17.669cm" svg:x="1.293cm" svg:y="14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9.333cm" svg:height="1.02cm" svg:x="1.159cm" svg:y="13.302cm">
          <draw:text-box>
            <text:p text:style-name="P10">preloader_main:</text:p>
          </draw:text-box>
        </draw:frame>
        <draw:custom-shape draw:style-name="gr12" draw:text-style-name="P16" xml:id="id7" draw:id="id7" draw:layer="layout" svg:width="7.558cm" svg:height="2cm" svg:x="4.906cm" svg:y="15.303cm">
          <text:p text:style-name="P15"><text:span text:style-name="T2">listen_conn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8" draw:id="id8" draw:layer="layout" svg:width="7.558cm" svg:height="2cm" svg:x="4.906cm" svg:y="18.453cm">
          <text:p text:style-name="P15"><text:span text:style-name="T2">receive_params(cwd, argc, argv)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9" draw:id="id9" draw:layer="layout" svg:width="7.558cm" svg:height="2cm" svg:x="4.906cm" svg:y="21.603cm">
          <text:p text:style-name="P15"><text:span text:style-name="T2">wait_fds (stdin, stdout, stderr)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" draw:id="id1" draw:layer="layout" svg:width="7.558cm" svg:height="2cm" svg:x="4.906cm" svg:y="24.753cm">
          <text:p text:style-name="P15"><text:span text:style-name="T2">fork (setup_child() )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8.685cm" svg:y1="17.303cm" svg:x2="8.685cm" svg:y2="18.453cm" draw:start-shape="id7" draw:start-glue-point="2" draw:end-shape="id8" draw:end-glue-point="0" svg:d="M8685 17303v1150" svg:viewBox="0 0 1 1151">
          <text:p/>
        </draw:connector>
        <draw:connector draw:style-name="gr14" draw:text-style-name="P3" draw:layer="layout" draw:type="line" svg:x1="8.685cm" svg:y1="20.453cm" svg:x2="8.685cm" svg:y2="21.603cm" draw:start-shape="id8" draw:start-glue-point="2" draw:end-shape="id9" draw:end-glue-point="0" svg:d="M8685 20453v1150" svg:viewBox="0 0 1 1151">
          <text:p/>
        </draw:connector>
        <draw:connector draw:style-name="gr15" draw:text-style-name="P3" draw:layer="layout" draw:type="line" svg:x1="8.685cm" svg:y1="23.603cm" svg:x2="8.685cm" svg:y2="24.753cm" draw:start-shape="id9" draw:start-glue-point="2" draw:end-shape="id1" draw:end-glue-point="0" svg:d="M8685 23603v1150" svg:viewBox="0 0 1 1151">
          <text:p/>
        </draw:connector>
        <draw:custom-shape draw:style-name="gr16" draw:text-style-name="P16" xml:id="id10" draw:id="id10" draw:layer="layout" svg:width="5.585cm" svg:height="3.334cm" svg:x="5.892cm" svg:y="28.304cm">
          <text:p text:style-name="P17"><text:span text:style-name="T2">should_e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3" draw:layer="layout" draw:line-skew="-0.45cm" svg:x1="5.892cm" svg:y1="29.971cm" svg:x2="4.906cm" svg:y2="16.303cm" draw:start-shape="id10" draw:start-glue-point="5" draw:end-shape="id7" draw:end-glue-point="3" svg:d="M5892 29971h-1937v-13668h951" svg:viewBox="0 0 1938 13669">
          <text:p/>
        </draw:connector>
        <draw:frame draw:style-name="gr18" draw:text-style-name="P19" draw:layer="layout" svg:width="1.22cm" svg:height="0.935cm" svg:x="4.164cm" svg:y="28.953cm">
          <draw:text-box>
            <text:p text:style-name="P18">no</text:p>
          </draw:text-box>
        </draw:frame>
        <draw:connector draw:style-name="gr19" draw:text-style-name="P3" draw:layer="layout" draw:type="line" svg:x1="8.685cm" svg:y1="26.753cm" svg:x2="8.685cm" svg:y2="28.304cm" draw:start-shape="id1" draw:start-glue-point="2" draw:end-shape="id10" draw:end-glue-point="4" svg:d="M8685 26753v1551" svg:viewBox="0 0 1 1552">
          <text:p/>
        </draw:connector>
        <draw:custom-shape draw:style-name="gr20" draw:text-style-name="P14" xml:id="id2" draw:id="id2" draw:layer="layout" svg:width="10.236cm" svg:height="14.84cm" svg:x="20.297cm" svg:y="13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8.922cm" svg:height="12.669cm" svg:x="20.955cm" svg:y="14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9.333cm" svg:height="1.02cm" svg:x="20.821cm" svg:y="13.302cm">
          <draw:text-box>
            <text:p text:style-name="P10">setup_child:</text:p>
          </draw:text-box>
        </draw:frame>
        <draw:custom-shape draw:style-name="gr12" draw:text-style-name="P16" xml:id="id11" draw:id="id11" draw:layer="layout" svg:width="7.558cm" svg:height="2cm" svg:x="21.663cm" svg:y="15.188cm">
          <text:p text:style-name="P15"><text:span text:style-name="T2">dupfds(stdin, stdout, </text:span><text:span text:style-name="T2">stderr)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2" draw:id="id12" draw:layer="layout" svg:width="7.558cm" svg:height="2cm" svg:x="21.663cm" svg:y="18.338cm">
          <text:p text:style-name="P15"><text:span text:style-name="T2">chdir(cwd)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3" draw:id="id13" draw:layer="layout" svg:width="7.558cm" svg:height="2cm" svg:x="21.663cm" svg:y="21.488cm">
          <text:p text:style-name="P15"><text:span text:style-name="T2">ch</text:span><text:span text:style-name="T2">an</text:span><text:span text:style-name="T2">ge</text:span><text:span text:style-name="T2">_a</text:span><text:span text:style-name="T2">rg</text:span><text:span text:style-name="T2">v(</text:span></text:p>
          <text:p text:style-name="P15"><text:span text:style-name="T2">ne</text:span><text:span text:style-name="T2">w_</text:span><text:span text:style-name="T2">ar</text:span><text:span text:style-name="T2">gv</text:span><text:span text:style-name="T2">)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25.442cm" svg:y1="17.188cm" svg:x2="25.442cm" svg:y2="18.338cm" draw:start-shape="id11" draw:start-glue-point="2" draw:end-shape="id12" draw:end-glue-point="0" svg:d="M25442 17188v1150" svg:viewBox="0 0 1 1151">
          <text:p/>
        </draw:connector>
        <draw:connector draw:style-name="gr14" draw:text-style-name="P3" draw:layer="layout" draw:type="line" svg:x1="25.442cm" svg:y1="20.338cm" svg:x2="25.442cm" svg:y2="21.488cm" draw:start-shape="id12" draw:start-glue-point="2" draw:end-shape="id13" draw:end-glue-point="0" svg:d="M25442 20338v1150" svg:viewBox="0 0 1 1151">
          <text:p/>
        </draw:connector>
        <draw:custom-shape draw:style-name="gr12" draw:text-style-name="P16" xml:id="id3" draw:id="id3" draw:layer="layout" svg:width="7.558cm" svg:height="2cm" svg:x="21.663cm" svg:y="24.638cm">
          <text:p text:style-name="P15"><text:span text:style-name="T2">restor</text:span><text:span text:style-name="T2">e_foo_</text:span><text:span text:style-name="T2">entry_</text:span><text:span text:style-name="T2">point(</text:span><text:span text:style-name="T2">)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25.442cm" svg:y1="23.488cm" svg:x2="25.442cm" svg:y2="24.638cm" draw:start-shape="id13" draw:start-glue-point="2" draw:end-shape="id3" draw:end-glue-point="0" svg:d="M25442 23488v1150" svg:viewBox="0 0 1 1151">
          <text:p/>
        </draw:connector>
        <draw:custom-shape draw:style-name="gr23" draw:text-style-name="P20" xml:id="id4" draw:id="id4" draw:layer="layout" svg:width="18.728cm" svg:height="12.002cm" svg:x="34.148cm" svg:y="12.969cm">
          <text:p/>
          <draw:enhanced-geometry svg:viewBox="0 0 21600 21600" draw:path-stretchpoint-x="10800" draw:path-stretchpoint-y="10800" draw:text-areas="?f3 ?f4 ?f5 ?f6" draw:type="round-rectangle" draw:modifiers="1778.112151167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1" draw:layer="layout" svg:width="8.063cm" svg:height="1.02cm" svg:x="34.476cm" svg:y="13.302cm">
          <draw:text-box>
            <text:p text:style-name="P10">‘foo’ child memory:</text:p>
          </draw:text-box>
        </draw:frame>
        <draw:custom-shape draw:style-name="gr25" draw:text-style-name="P9" draw:layer="layout" svg:width="17.391cm" svg:height="9.667cm" svg:x="34.782cm" svg:y="14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1" draw:layer="layout" svg:width="6.458cm" svg:height="8.58cm" svg:x="36.472cm" svg:y="15.302cm">
          <draw:text-box>
            <text:p text:style-name="P10">entrypoint:</text:p>
            <text:p text:style-name="P10"><text:s text:c="2"/>i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1</text:span></text:p>
            <text:p text:style-name="P10"><text:span text:style-name="T4"><text:s text:c="2"/></text:span><text:span text:style-name="T4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2</text:span></text:p>
            <text:p text:style-name="P10"><text:s text:c="2"/>...</text:p>
            <text:p text:style-name="P10"><text:s text:c="2"/></text:p>
            <text:p text:style-name="P10"/>
            <text:p text:style-name="P10"><text:s text:c="2"/></text:p>
            <text:p text:style-name="P10"><text:s text:c="2"/>instruction1</text:p>
            <text:p text:style-name="P10"><text:s text:c="2"/>instruction2</text:p>
            <text:p text:style-name="P10"><text:s text:c="2"/>...</text:p>
            <text:p text:style-name="P10"><text:s text:c="2"/>call main</text:p>
          </draw:text-box>
        </draw:frame>
        <draw:line draw:style-name="gr27" draw:text-style-name="P3" draw:layer="layout" svg:x1="42.486cm" svg:y1="16.969cm" svg:x2="43.846cm" svg:y2="16.969cm">
          <text:p/>
        </draw:line>
        <draw:frame draw:style-name="gr28" draw:text-style-name="P21" xml:id="id14" draw:id="id14" draw:layer="layout" svg:width="8.82cm" svg:height="1.332cm" svg:x="43.949cm" svg:y="16.636cm">
          <draw:text-box>
            <text:p text:style-name="P10">call preloader_main</text:p>
          </draw:text-box>
        </draw:frame>
        <draw:custom-shape draw:style-name="gr29" draw:text-style-name="P22" xml:id="id15" draw:id="id15" draw:layer="layout" svg:width="0.657cm" svg:height="0.667cm" svg:x="36.783cm" svg:y="16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3" draw:layer="layout" draw:type="curve" draw:line-skew="0cm -0.41cm" svg:x1="48.359cm" svg:y1="17.968cm" svg:x2="36.783cm" svg:y2="16.636cm" draw:start-shape="id14" draw:start-glue-point="2" draw:end-shape="id15" draw:end-glue-point="3" svg:d="M48359 17968c0 750-6244 626-9480 105s-3464-1437-2096-1437" svg:viewBox="0 0 12368 1862">
          <text:p/>
        </draw:connector>
        <draw:frame draw:style-name="gr31" draw:text-style-name="P24" draw:layer="layout" svg:width="10.843cm" svg:height="1.001cm" svg:x="38.374cm" svg:y="18.97cm">
          <draw:text-box>
            <text:p text:style-name="P23"><text:span text:style-name="T2">Restore original instructions</text:span></text:p>
          </draw:text-box>
        </draw:frame>
        <draw:custom-shape draw:style-name="gr32" draw:text-style-name="P20" xml:id="id16" draw:id="id16" draw:layer="layout" svg:width="18.728cm" svg:height="7.334cm" svg:x="15.421cm" svg:y="2.635cm">
          <text:p/>
          <draw:enhanced-geometry svg:viewBox="0 0 21600 21600" draw:path-stretchpoint-x="10800" draw:path-stretchpoint-y="10800" draw:text-areas="?f3 ?f4 ?f5 ?f6" draw:type="round-rectangle" draw:modifiers="1778.112151167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1" draw:layer="layout" svg:width="5.84cm" svg:height="1.02cm" svg:x="15.78cm" svg:y="3.092cm">
          <draw:text-box>
            <text:p text:style-name="P10">‘foo’ memory:</text:p>
          </draw:text-box>
        </draw:frame>
        <draw:custom-shape draw:style-name="gr34" draw:text-style-name="P9" draw:layer="layout" svg:width="17.391cm" svg:height="5cm" svg:x="16.063cm" svg:y="4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1" draw:layer="layout" svg:width="6.458cm" svg:height="4.667cm" svg:x="16.419cm" svg:y="5.092cm">
          <draw:text-box>
            <text:p text:style-name="P10">entrypoint:</text:p>
            <text:p text:style-name="P10"><text:s text:c="2"/>i<text:span text:style-name="T3">nstruction1</text:span></text:p>
            <text:p text:style-name="P10"><text:span text:style-name="T4"><text:s text:c="2"/></text:span><text:span text:style-name="T4">i</text:span><text:span text:style-name="T3">nstruction2</text:span></text:p>
            <text:p text:style-name="P10"><text:s text:c="2"/>...</text:p>
            <text:p text:style-name="P10"><text:s text:c="2"/>call main</text:p>
          </draw:text-box>
        </draw:frame>
        <draw:line draw:style-name="gr27" draw:text-style-name="P3" draw:layer="layout" svg:x1="22.537cm" svg:y1="6.759cm" svg:x2="23.897cm" svg:y2="6.759cm">
          <text:p/>
        </draw:line>
        <draw:frame draw:style-name="gr28" draw:text-style-name="P21" draw:layer="layout" svg:width="8.82cm" svg:height="1.332cm" svg:x="23.897cm" svg:y="6.426cm">
          <draw:text-box>
            <text:p text:style-name="P10">call preloader_main</text:p>
          </draw:text-box>
        </draw:frame>
        <draw:connector draw:style-name="gr3" draw:text-style-name="P3" draw:layer="layout" draw:type="curve" svg:x1="11.477cm" svg:y1="9.384cm" svg:x2="15.421cm" svg:y2="6.302cm" draw:start-shape="id6" draw:start-glue-point="1" draw:end-shape="id16" draw:end-glue-point="3" svg:d="M11477 9384c3121 0 1150-3082 3944-3082" svg:viewBox="0 0 3945 3083">
          <text:p/>
        </draw:connector>
        <draw:connector draw:style-name="gr3" draw:text-style-name="P3" draw:layer="layout" draw:type="curve" svg:x1="24.785cm" svg:y1="9.969cm" svg:x2="8.52cm" svg:y2="13.132cm" draw:start-shape="id16" draw:start-glue-point="2" draw:end-shape="id17" draw:end-glue-point="0" svg:d="M24785 9969c0 2511-16265 930-16265 3163" svg:viewBox="0 0 16266 316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7 20 13" svg:d="M0 20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3.696cm" fo:page-height="33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2-09-23T13:45:23.701945211</meta:creation-date>
    <dc:date>2022-09-24T04:42:39.068509738</dc:date>
    <meta:editing-duration>PT5H40M35S</meta:editing-duration>
    <meta:editing-cycles>12</meta:editing-cycles>
    <meta:generator>LibreOffice/7.2.5.2$Linux_X86_64 LibreOffice_project/499f9727c189e6ef3471021d6132d4c694f357e5</meta:generator>
    <meta:document-statistic meta:object-count="51"/>
  </office:meta>
</office:document-meta>
</file>